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2]"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2]+0.1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4]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4]+0.1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6]"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2]+0.5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8]"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4]+0.5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10]"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6]+0.5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12]"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8]+0.5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14]"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10]+0.5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16]"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12]+0.5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18]"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2]+10"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20]" office:value-type="float" office:value="-11.1" calcext:value-type="float">
            <text:p>-11.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4]+10"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22]" office:value-type="float" office:value="-11.2" calcext:value-type="float">
            <text:p>-11.2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6]+10"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24]" office:value-type="float" office:value="-11.3" calcext:value-type="float">
            <text:p>-11.3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8]+10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26]" office:value-type="float" office:value="-11.6" calcext:value-type="float">
            <text:p>-11.6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10]+10"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28]" office:value-type="float" office:value="-11.7" calcext:value-type="float">
            <text:p>-11.7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12]+10"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30]" office:value-type="float" office:value="-11.8" calcext:value-type="float">
            <text:p>-11.8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14]+10"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32]" office:value-type="float" office:value="-12.1" calcext:value-type="float">
            <text:p>-12.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16]+10"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34]" office:value-type="float" office:value="-12.2" calcext:value-type="float">
            <text:p>-12.2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18]+10"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36]" office:value-type="float" office:value="-12.3" calcext:value-type="float">
            <text:p>-12.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20]+10"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38]" office:value-type="float" office:value="-21.1" calcext:value-type="float">
            <text:p>-21.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22]+10"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40]" office:value-type="float" office:value="-21.2" calcext:value-type="float">
            <text:p>-21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24]+10"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42]" office:value-type="float" office:value="-21.3" calcext:value-type="float">
            <text:p>-21.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26]+10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44]" office:value-type="float" office:value="-21.6" calcext:value-type="float">
            <text:p>-21.6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28]+10"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46]" office:value-type="float" office:value="-21.7" calcext:value-type="float">
            <text:p>-21.7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30]+10"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48]" office:value-type="float" office:value="-21.8" calcext:value-type="float">
            <text:p>-21.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4</text:p>
          </table:table-cell>
          <table:table-cell table:formula="of:=[.E32]+10"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V6</text:p>
          </table:table-cell>
          <table:table-cell table:formula="of:=-[.E50]" office:value-type="float" office:value="-22.1" calcext:value-type="float">
            <text:p>-22.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4</text:p>
          </table:table-cell>
          <table:table-cell table:formula="of:=[.E34]+10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V6</text:p>
          </table:table-cell>
          <table:table-cell table:formula="of:=-[.E52]"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4</text:p>
          </table:table-cell>
          <table:table-cell table:formula="of:=[.E36]+10"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V6</text:p>
          </table:table-cell>
          <table:table-cell table:formula="of:=-[.E54]" office:value-type="float" office:value="-22.3" calcext:value-type="float">
            <text:p>-2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3:52:18.064615008</meta:creation-date>
    <dc:date>2018-10-04T16:24:26.025121269</dc:date>
    <meta:editing-duration>PT2H21M57S</meta:editing-duration>
    <meta:editing-cycles>2</meta:editing-cycles>
    <meta:generator>LibreOffice/6.0.6.2$Linux_X86_64 LibreOffice_project/00m0$Build-2</meta:generator>
    <meta:document-statistic meta:table-count="1" meta:cell-count="275" meta:object-count="0"/>
  </office:meta>
</office:document-meta>
</file>